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B80000053E7D2E8380C14421E1.png" manifest:media-type="image/png"/>
  <manifest:file-entry manifest:full-path="Pictures/10000201000009B80000053EE085145502A6FBD3.png" manifest:media-type="image/png"/>
  <manifest:file-entry manifest:full-path="Pictures/10000201000009B80000053E6F6CC8CA226F0BC5.png" manifest:media-type="image/png"/>
  <manifest:file-entry manifest:full-path="Pictures/10000201000009B80000053E06BD3B8A6E4EC5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0047in" svg:y="-0.5311in" svg:width="4.7701in" svg:height="2.5728in" draw:z-index="0"><draw:image xlink:href="Pictures/10000201000009B80000053E06BD3B8A6E4EC54C.png" xlink:type="simple" xlink:show="embed" xlink:actuate="onLoad" loext:mime-type="image/png"/></draw:frame><draw:frame draw:style-name="fr1" draw:name="Image2" text:anchor-type="char" svg:x="1.0102in" svg:y="2.1555in" svg:width="4.4264in" svg:height="2.3874in" draw:z-index="1"><draw:image xlink:href="Pictures/10000201000009B80000053E6F6CC8CA226F0BC5.png" xlink:type="simple" xlink:show="embed" xlink:actuate="onLoad" loext:mime-type="image/png"/></draw:frame><draw:frame draw:style-name="fr1" draw:name="Image3" text:anchor-type="char" svg:x="1in" svg:y="4.6563in" svg:width="4.4575in" svg:height="2.4043in" draw:z-index="2"><draw:image xlink:href="Pictures/10000201000009B80000053EE085145502A6FBD3.png" xlink:type="simple" xlink:show="embed" xlink:actuate="onLoad" loext:mime-type="image/png"/></draw:frame><draw:frame draw:style-name="fr1" draw:name="Image4" text:anchor-type="char" svg:x="0.8799in" svg:y="7.2917in" svg:width="4.9366in" svg:height="2.6626in" draw:z-index="3"><draw:image xlink:href="Pictures/10000201000009B80000053E7D2E8380C14421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8:45:24.860027387</meta:creation-date>
    <dc:date>2023-03-11T18:47:49.896534977</dc:date>
    <meta:editing-duration>PT2M2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